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b758" officeooo:paragraph-rsid="001cb758"/>
    </style:style>
    <style:style style:name="P2" style:family="paragraph" style:parent-style-name="Standard">
      <style:text-properties officeooo:rsid="001e894d" officeooo:paragraph-rsid="001e894d"/>
    </style:style>
    <style:style style:name="P3" style:family="paragraph" style:parent-style-name="Standard">
      <style:text-properties officeooo:rsid="001eff04" officeooo:paragraph-rsid="001eff04"/>
    </style:style>
    <style:style style:name="P4" style:family="paragraph" style:parent-style-name="Standard">
      <style:text-properties officeooo:rsid="002146b1" officeooo:paragraph-rsid="002146b1"/>
    </style:style>
    <style:style style:name="T1" style:family="text">
      <style:text-properties officeooo:rsid="001e89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dejs</text:p>
      <text:p text:style-name="P1">Introduzione</text:p>
      <text:p text:style-name="P1"/>
      <text:p text:style-name="P1"/>
      <text:p text:style-name="P1">nodejs e’ in sintesi il linguaggio javascript portato nel lato server. E’ un linguaggio giovane che ha avuto un grandissimo seguito soprattutto grazie alle numerosissime librerie in grado di faacilitare qualsiasi compito, inoltre e’ in grado di elaborare molte piu’ informazioni in molto meno tempo rispetto a PHP.</text:p>
      <text:p text:style-name="P1"/>
      <text:p text:style-name="P1">Struttura asincrona.</text:p>
      <text:p text:style-name="P1"/>
      <text:p text:style-name="P1">E’ la principale sostanziale differenza con PHP, e’ grazie a questo metodo di eseguire le informazioni che node eccelle nella velocita’ di calcolo.</text:p>
      <text:p text:style-name="P1">Node non esegue ogni istruzione singolarmente, aspettando il completamento di una per poi passare alla successiva, Node le esegue senza aspettare risparmiando cosi’ moltissimo tempo</text:p>
      <text:p text:style-name="P1"/>
      <text:p text:style-name="P1">Relazioni</text:p>
      <text:p text:style-name="P1"/>
      <text:p text:style-name="P1">Node js e’ un linguaggio molto moderno anche per quanto riguarda le relazioni, infatti node puo’ usufruire ad oggi di una vastissima varieta’ di librerie <text:span text:style-name="T1">e moduli</text:span> per facilitare la programmazione alcune gia’ presenti al momento dell’istallazione di node ed altre invece da scaricare, ad esempio esiste la libreria Passport per la validazione di form , e’ presente una libreria per fare l’hash delle password, sono presenti le librerie per dialogare meglio con i database ecc.</text:p>
      <text:p text:style-name="P1"/>
      <text:p text:style-name="P1">nodejs puo’ lavorare con html puro oppure puo’ fare uso di templating engines, i piu’ famosi sono jade handlebars e ejs.</text:p>
      <text:p text:style-name="P1"/>
      <text:p text:style-name="P1">node js avra’ bisogno di un file json con indicate le librerie e le informazioni della nostra applicazione.</text:p>
      <text:p text:style-name="P1"/>
      <text:p text:style-name="P1">Installazione </text:p>
      <text:p text:style-name="P1"/>
      <text:p text:style-name="P1">node e’ installabile facilmente dal sito ufficiale <text:a xlink:type="simple" xlink:href="https://nodejs.org/it/" text:style-name="Internet_20_link" text:visited-style-name="Visited_20_Internet_20_Link">https://nodejs.org/it/</text:a>. Per verificare l’installazione bastera’ aprire cmd e digitare node -v, dovreste ottenere un numero che indica la versione.</text:p>
      <text:p text:style-name="P1"/>
      <text:p text:style-name="P2">Prima applicazione in node</text:p>
      <text:p text:style-name="P2"/>
      <text:p text:style-name="P2">prima di tutto dovremmo creare una nostra applicazione e per fare questo e’ necessario navigare su cmd nella cartella in cui vogliamo creare il nostro progetto e digitare npm init.</text:p>
      <text:p text:style-name="P2">Con questo comando dovremmo dare le informazioni base per la creazione dei vari moduli e dell’importantissimo file json senza il quale la nostra applicazione non puo’ funzionare.</text:p>
      <text:p text:style-name="P2"/>
      <text:p text:style-name="P2">Nel campo nome scrivete il nome che piu’ vi piace per la vosta applicazione.</text:p>
      <text:p text:style-name="P2">Per la versione lasciate quella di default premete semplicemente invio</text:p>
      <text:p text:style-name="P2">per la descrizione mettete quello che vi piace di piu’ cosi per l’autore, mentre per gli altri campi potete lasciare quelli di default.<text:line-break/>Una convenzione e’ che nel campo main cioe’ il file principale del nostro progetto venga messo il nome “app” o “server” comunque non e’ obbligatoria come procedura.</text:p>
      <text:p text:style-name="P2"/>
      <text:p text:style-name="P3">Perfetto il primo progetto e’ stato creato, non contiene ancora nulla ma e’ presente tutto cio’ che serve per inziare a programmare</text:p>
      <text:p text:style-name="P3"/>
      <text:p text:style-name="P3"><text:soft-page-break/>Primo programma</text:p>
      <text:p text:style-name="P2"/>
      <text:p text:style-name="P3">ora create un file e chiamatelo con lo stesso nome che avete indicato nel campo main al momento del init aggiungendo l’estensione .js . Es app.js</text:p>
      <text:p text:style-name="P4">dopo aver scritto questo codice per eseguire <text:s/>il server dovrete andare su cmd sempre nella cartella in cui e’ presente il file principale e digitare </text:p>
      <text:p text:style-name="P4">node nomefile ,senza aggiungere l’estensione .js </text:p>
      <text:p text:style-name="P4">navigando ora sul vostro browser all’URL localhost:8000 e tornando su cmd vedrete la scritta che abbiamo indicato noi all’interno del programma.<text:line-break/>Avete creato il vostro primo server in Nod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8:36:34.504000000</meta:creation-date>
    <dc:date>2018-02-22T19:29:03.803000000</dc:date>
    <meta:editing-duration>PT7M27S</meta:editing-duration>
    <meta:editing-cycles>2</meta:editing-cycles>
    <meta:generator>LibreOffice/5.3.2.2$Windows_x86 LibreOffice_project/6cd4f1ef626f15116896b1d8e1398b56da0d0ee1</meta:generator>
    <meta:document-statistic meta:table-count="0" meta:image-count="0" meta:object-count="0" meta:page-count="2" meta:paragraph-count="24" meta:word-count="488" meta:character-count="3109" meta:non-whitespace-character-count="2641"/>
  </office:meta>
</office:document-meta>
</file>